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rsid="006880de" officeooo:paragraph-rsid="006880de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880de" officeooo:paragraph-rsid="006880de"/>
    </style:style>
    <style:style style:name="P12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ecabe" officeooo:paragraph-rsid="006ecabe"/>
    </style:style>
    <style:style style:name="P13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fo:font-weight="normal" officeooo:rsid="0069c67c" officeooo:paragraph-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9c67c" officeooo:paragraph-rsid="0069c67c"/>
    </style:style>
    <style:style style:name="P15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paragraph-rsid="0069c67c"/>
    </style:style>
    <style:style style:name="P16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fdd89" officeooo:paragraph-rsid="006fdd89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669b3a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6605ce" style:font-name-asian="Times New Roman" style:font-size-asian="12pt" style:font-size-complex="12pt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7bedd" style:font-name-asian="Times New Roman" style:font-size-asian="12pt" style:font-size-complex="12pt"/>
    </style:style>
    <style:style style:name="P3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7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40" style:family="paragraph" style:parent-style-name="Preformatted_20_Text">
      <style:text-properties style:font-name="Times New Roman" fo:font-size="12pt" fo:font-weight="normal" style:font-name-asian="Times New Roman" style:font-size-asian="12pt" style:font-weight-asian="normal" style:font-name-complex="Courier New" style:font-size-complex="12pt" style:font-weight-complex="normal"/>
    </style:style>
    <style:style style:name="P41" style:family="paragraph" style:parent-style-name="Preformatted_20_Text">
      <style:text-properties style:font-name="Times New Roman" fo:font-size="12pt" fo:font-weight="normal" officeooo:paragraph-rsid="00799756" style:font-name-asian="Times New Roman" style:font-size-asian="12pt" style:font-weight-asian="normal" style:font-name-complex="Courier New" style:font-size-complex="12pt" style:font-weight-complex="normal"/>
    </style:style>
    <style:style style:name="P4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4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4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45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style:font-name-asian="Times New Roman" style:font-size-asian="12pt" style:font-size-complex="12pt"/>
    </style:style>
    <style:style style:name="T13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6" style:family="text">
      <style:text-properties style:font-name="Times New Roman" fo:font-size="12pt" officeooo:rsid="001b74f8" style:font-name-asian="Times New Roman" style:font-size-asian="12pt" style:font-size-complex="12pt"/>
    </style:style>
    <style:style style:name="T17" style:family="text">
      <style:text-properties style:font-name="Times New Roman" fo:font-size="12pt" officeooo:rsid="001b74f8" style:font-name-asian="Times New Roman" style:font-size-asian="12pt" style:font-name-complex="Courier New" style:font-size-complex="12pt"/>
    </style:style>
    <style:style style:name="T18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9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35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36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37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8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2c56e0" style:font-style-asian="normal" style:font-style-complex="normal"/>
    </style:style>
    <style:style style:name="T41" style:family="text">
      <style:text-properties fo:font-style="normal" officeooo:rsid="002ed69d" style:font-style-asian="normal" style:font-style-complex="normal"/>
    </style:style>
    <style:style style:name="T42" style:family="text">
      <style:text-properties fo:font-style="normal" officeooo:rsid="0057bedd" style:font-style-asian="normal" style:font-style-complex="normal"/>
    </style:style>
    <style:style style:name="T43" style:family="text">
      <style:text-properties fo:font-style="normal" officeooo:rsid="005f6ad0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47" style:family="text">
      <style:text-properties officeooo:rsid="000f14d5"/>
    </style:style>
    <style:style style:name="T48" style:family="text">
      <style:text-properties officeooo:rsid="00170895"/>
    </style:style>
    <style:style style:name="T49" style:family="text">
      <style:text-properties officeooo:rsid="001ca2d5"/>
    </style:style>
    <style:style style:name="T50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51" style:family="text">
      <style:text-properties officeooo:rsid="001d696d"/>
    </style:style>
    <style:style style:name="T52" style:family="text">
      <style:text-properties officeooo:rsid="001f5dfa"/>
    </style:style>
    <style:style style:name="T53" style:family="text">
      <style:text-properties officeooo:rsid="002147c9"/>
    </style:style>
    <style:style style:name="T54" style:family="text">
      <style:text-properties officeooo:rsid="0021a103"/>
    </style:style>
    <style:style style:name="T55" style:family="text">
      <style:text-properties officeooo:rsid="002341a3"/>
    </style:style>
    <style:style style:name="T56" style:family="text">
      <style:text-properties officeooo:rsid="0023a959"/>
    </style:style>
    <style:style style:name="T57" style:family="text">
      <style:text-properties officeooo:rsid="00244aa7"/>
    </style:style>
    <style:style style:name="T58" style:family="text">
      <style:text-properties officeooo:rsid="002a4f08"/>
    </style:style>
    <style:style style:name="T59" style:family="text">
      <style:text-properties officeooo:rsid="002c56e0"/>
    </style:style>
    <style:style style:name="T60" style:family="text">
      <style:text-properties officeooo:rsid="00328b3a"/>
    </style:style>
    <style:style style:name="T61" style:family="text">
      <style:text-properties officeooo:rsid="00333a58"/>
    </style:style>
    <style:style style:name="T62" style:family="text">
      <style:text-properties officeooo:rsid="0037ba96"/>
    </style:style>
    <style:style style:name="T63" style:family="text">
      <style:text-properties officeooo:rsid="004ca676"/>
    </style:style>
    <style:style style:name="T64" style:family="text">
      <style:text-properties officeooo:rsid="004e5d64"/>
    </style:style>
    <style:style style:name="T65" style:family="text">
      <style:text-properties officeooo:rsid="00551c34"/>
    </style:style>
    <style:style style:name="T66" style:family="text">
      <style:text-properties officeooo:rsid="0056146d"/>
    </style:style>
    <style:style style:name="T67" style:family="text">
      <style:text-properties officeooo:rsid="005d210a"/>
    </style:style>
    <style:style style:name="T68" style:family="text">
      <style:text-properties officeooo:rsid="005eb25f"/>
    </style:style>
    <style:style style:name="T69" style:family="text">
      <style:text-properties officeooo:rsid="005f6ad0"/>
    </style:style>
    <style:style style:name="T70" style:family="text">
      <style:text-properties officeooo:rsid="0064233c"/>
    </style:style>
    <style:style style:name="T71" style:family="text">
      <style:text-properties officeooo:rsid="0056e1d1"/>
    </style:style>
    <style:style style:name="T72" style:family="text">
      <style:text-properties fo:font-size="12pt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6d032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6eafe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6880d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6fdd8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70ae0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71321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71db9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99f4fc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4pt" style:font-size-asian="14pt" style:font-size-complex="14pt"/>
    </style:style>
    <style:style style:name="T84" style:family="text">
      <style:text-properties fo:font-size="14pt" fo:font-weight="bold" style:font-size-asian="14pt" style:font-weight-asian="bold" style:font-size-complex="14pt" style:font-weight-complex="bold"/>
    </style:style>
    <style:style style:name="T85" style:family="text">
      <style:text-properties fo:font-size="9pt" style:font-name-asian="新宋体1" style:font-size-asian="9pt" style:font-size-complex="9pt"/>
    </style:style>
    <style:style style:name="T86" style:family="text">
      <style:text-properties officeooo:rsid="007997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3">yaoyansi@gmail.com</text:p>
      <text:p text:style-name="P3">+86 1352-070-8895</text:p>
      <text:p text:style-name="P1"/>
      <text:p text:style-name="P9">OBJECTIVE</text:p>
      <text:p text:style-name="P2">A position in CG Industry with special interests in R&amp;D<text:span text:style-name="T56">.</text:span></text:p>
      <text:p text:style-name="P1"/>
      <text:p text:style-name="P1"/>
      <text:p text:style-name="P9">EDUCATION</text:p>
      <text:p text:style-name="P41">Master Of Engineering, <text:span text:style-name="T86">Majored in </text:span>Computer Applied Technology, Graduated in 2007</text:p>
      <text:p text:style-name="P40">Capital Normal University, Beijing, China.</text:p>
      <text:p text:style-name="P40"/>
      <text:p text:style-name="P41">Bachelor Of Engineering, <text:span text:style-name="T86">Majored in </text:span>Computer Science and Technology, Graduated in 2004</text:p>
      <text:p text:style-name="P40">Henan University of Technology, ZhengZhou, Henan, China.</text:p>
      <text:p text:style-name="P1"/>
      <text:p text:style-name="P1"/>
      <text:p text:style-name="P9">COMPUTER SKILLS</text:p>
      <text:p text:style-name="P5"><text:span text:style-name="T3">Languages:</text:span> C/C++, Python, Shell, Perl, <text:span text:style-name="T62">x86ASM</text:span></text:p>
      <text:p text:style-name="P2"><text:span text:style-name="T3">Operation Systems:</text:span> Windows, Linux</text:p>
      <text:p text:style-name="P5"><text:span text:style-name="T3">Development Tools:</text:span> MSVC, <text:span text:style-name="T60">CodeBlocks, </text:span>CMake, SVN/Git, <text:span text:style-name="T61">Jude, </text:span>MayaAPI/mel, OpenCollada, OpenGL/GLSL, OGRE, ODE, PhysX, Bullet, <text:span text:style-name="T62">MASM</text:span></text:p>
      <text:p text:style-name="P2"><text:span text:style-name="T3">Graphics Tools:</text:span> Maya, Blender, Photoshop</text:p>
      <text:p text:style-name="P7">Others: <text:span text:style-name="T39">Design Pattern</text:span></text:p>
      <text:p text:style-name="P1"/>
      <text:p text:style-name="P1"/>
      <text:p text:style-name="P9">EXPERIENCE</text:p>
      <text:p text:style-name="P6"><text:span text:style-name="T10">Maya TD</text:span><text:tab/><text:tab/><text:tab/><text:tab/><text:tab/>January 2015</text:p>
      <text:p text:style-name="P6">PLE Department, <text:span text:style-name="T1">Base FX</text:span> </text:p>
      <text:list xml:id="list6798606364809212734" text:style-name="L1">
        <text:list-item>
          <text:p text:style-name="P11"><text:span text:style-name="T75">Created</text:span><text:span text:style-name="T72"> </text:span><text:span text:style-name="T73">the </text:span><text:span text:style-name="T72">Maya C++ plugin development process, </text:span><text:span text:style-name="T78">including</text:span><text:span text:style-name="T72"> </text:span><text:span text:style-name="T79">the</text:span><text:span text:style-name="T72"> </text:span><text:span text:style-name="T80">development</text:span><text:span text:style-name="T72">, </text:span><text:span text:style-name="T79">test</text:span><text:span text:style-name="T72"> </text:span><text:span text:style-name="T74">and the plugin deployment</text:span><text:span text:style-name="T72">.</text:span></text:p>
        </text:list-item>
        <text:list-item>
          <text:p text:style-name="P12">In order to support different Maya versions and different platforms, I c<text:span text:style-name="T76">reated the automation build process and automation test process </text:span><text:span text:style-name="T72">which saves a lot of time for building, testing and </text:span><text:span text:style-name="T77">plugin </text:span><text:span text:style-name="T72">deployment.</text:span></text:p>
        </text:list-item>
        <text:list-item>
          <text:p text:style-name="P13">Developed a tool which can make blendshape with partial points of a mesh.</text:p>
        </text:list-item>
        <text:list-item>
          <text:p text:style-name="P14"><text:span text:style-name="T72">Improved a tool which can use make blendshape with </text:span><text:span text:style-name="T82">dual-quaternion </text:span><text:span text:style-name="T81">parameter in Maya</text:span><text:span text:style-name="T72">.</text:span></text:p>
        </text:list-item>
        <text:list-item>
          <text:p text:style-name="P15"><text:span text:style-name="T73">Developed a tool for film </text:span><text:span text:style-name="T3">Star Wars Episode VII</text:span> project.</text:p>
        </text:list-item>
        <text:list-item>
          <text:p text:style-name="P14">Maintained Maya Alembic export plugin.</text:p>
        </text:list-item>
        <text:list-item>
          <text:p text:style-name="P16">Developed several SOuP nodes.</text:p>
        </text:list-item>
      </text:list>
      <text:p text:style-name="P4"/>
      <text:p text:style-name="P4"><text:span text:style-name="T10">Software Engineer </text:span><text:s text:c="18"/>Sept<text:span text:style-name="T47">ember </text:span>201<text:span text:style-name="T47">3</text:span></text:p>
      <text:p text:style-name="P4"><text:span text:style-name="T47">R&amp;D</text:span> Department, <text:span text:style-name="T1"><text:s/></text:span><text:span text:style-name="T2">ShangHai CudaTec Technology Development Limited Company</text:span></text:p>
      <text:list xml:id="list165214457229300" text:continue-numbering="true" text:style-name="L1">
        <text:list-item>
          <text:p text:style-name="P17"><text:span text:style-name="T19">D</text:span><text:span text:style-name="T20">esigned, implemented and tested</text:span><text:span text:style-name="T19"> a product-quality Maya plug-in. </text:span><text:span text:style-name="T25">This plugin can translate the following data to renderer: Geometry(polygon/nurbs/subdiv/particle/</text:span><text:span text:style-name="T27">nparticle</text:span><text:span text:style-name="T25">/</text:span><text:span text:style-name="T27">hair</text:span><text:span text:style-name="T25">), </text:span><text:span text:style-name="T26">Instance</text:span><text:span text:style-name="T25">, Light(point/area/ directional/spot/mesh light/user-defined light), </text:span><text:span text:style-name="T26">M</text:span><text:span text:style-name="T25">ost of </text:span><text:span text:style-name="T33">M</text:span><text:span text:style-name="T25">aya internal render nodes(surface shader/displacement shader/shading group/</text:span><text:span text:style-name="T26">texture/</text:span><text:span text:style-name="T25">utility and etc), </text:span><text:span text:style-name="T26">User-defined shader, </text:span><text:span text:style-name="T30">Shader</text:span><text:span text:style-name="T31">G</text:span><text:span text:style-name="T30">raph,</text:span><text:span text:style-name="T26"> R</text:span><text:span text:style-name="T25">endering mode(interactive/IPR/Batch/swatch rendering), </text:span><text:span text:style-name="T26">AOV.</text:span></text:p>
        </text:list-item>
        <text:list-item>
          <text:p text:style-name="P18"><text:span text:style-name="T22">Responsible for </text:span><text:span text:style-name="T21">planning, </text:span><text:span text:style-name="T22">design, development, </text:span><text:span text:style-name="T24">collaboration, </text:span><text:span text:style-name="T21">code review, testing and</text:span><text:span text:style-name="T22"> </text:span><text:span text:style-name="T21">release. </text:span><text:span text:style-name="T28">U</text:span><text:span text:style-name="T21">s</text:span><text:span text:style-name="T29">ed</text:span><text:span text:style-name="T21"> agile methodologies </text:span><text:span text:style-name="T29">in this project development</text:span><text:span text:style-name="T21">: continuous integration, test-driven development, unit testing </text:span><text:span text:style-name="T24">and automation testing</text:span><text:span text:style-name="T21">. </text:span><text:span text:style-name="T32">And took the responsibility for releasing the package from alpha1 to alpha5.</text:span></text:p>
        </text:list-item>
        <text:list-item>
          <text:p text:style-name="P24"><text:soft-page-break/><text:span text:style-name="T63">Constructed</text:span> and maintained the code <text:span text:style-name="T63">repository </text:span>server for the team.</text:p>
        </text:list-item>
        <text:list-item>
          <text:p text:style-name="P19"><text:span text:style-name="T21">P</text:span><text:span text:style-name="T23">rovided </text:span><text:span text:style-name="T21">service</text:span><text:span text:style-name="T23">s</text:span><text:span text:style-name="T21"> for test clients and users.</text:span></text:p>
        </text:list-item>
      </text:list>
      <text:p text:style-name="P2"/>
      <text:p text:style-name="P2"><text:span text:style-name="T10">Software Engineer </text:span><text:s text:c="18"/>June 2012</text:p>
      <text:p text:style-name="P2">Production Department, <text:span text:style-name="T1">Geodo Space Information Technology Limited Company</text:span></text:p>
      <text:list xml:id="list2025127283226352535" text:style-name="L2">
        <text:list-item>
          <text:p text:style-name="P25">Developed a tornado particle effect <text:span text:style-name="T48">for </text:span><text:span text:style-name="T5">OSG</text:span><text:span text:style-name="T48"> engine.</text:span></text:p>
        </text:list-item>
        <text:list-item>
          <text:p text:style-name="P26">Trimmed <text:span text:style-name="T3">ossim</text:span> which is a third-party library for our engine.</text:p>
          <text:p text:style-name="P45"/>
        </text:list-item>
      </text:list>
      <text:p text:style-name="P2"><text:span text:style-name="T10">Software Engineer </text:span><text:s text:c="18"/>March 2011</text:p>
      <text:p text:style-name="P2">3D Graphics Department, <text:span text:style-name="T1">Institute of Automation Chinese Academy of Sciences</text:span></text:p>
      <text:list xml:id="list165215275357001" text:continue-numbering="true" text:style-name="L2">
        <text:list-item>
          <text:p text:style-name="P29">Developed <text:span text:style-name="T64">a</text:span> 3D virtual world based on <text:span text:style-name="T3">RealXtend </text:span><text:span text:style-name="T41">with the integration of</text:span><text:span text:style-name="T4"> Kinect, OgreHaptics, </text:span><text:span text:style-name="T41">fluid surface construction and UI localization.</text:span></text:p>
        </text:list-item>
        <text:list-item>
          <text:p text:style-name="P20"><text:span text:style-name="T12">Integrated Blender's GPU renderer </text:span><text:span text:style-name="T18">Cycles</text:span><text:span text:style-name="T12"> with parallel rendering middle-ware </text:span><text:span text:style-name="T18">Equalizer</text:span><text:span text:style-name="T12">.</text:span></text:p>
        </text:list-item>
      </text:list>
      <text:p text:style-name="P2"/>
      <text:p text:style-name="P2"><text:span text:style-name="T10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1">, Beijing </text:span></text:p>
      <text:list xml:id="list165214887796089" text:continue-numbering="true" text:style-name="L2">
        <text:list-item>
          <text:p text:style-name="P21"><text:span text:style-name="T12">Developed the core module of lip-sync plug-in for </text:span><text:span text:style-name="T34">Maya</text:span><text:span text:style-name="T12">. (T</text:span><text:span text:style-name="T16">his plug-in has been registered as the</text:span><text:span text:style-name="T17"> proprietary </text:span><text:span text:style-name="T16">with the software copyright registration ID 0183406</text:span><text:span text:style-name="T12">)</text:span></text:p>
        </text:list-item>
        <text:list-item>
          <text:p text:style-name="P30">Developed a <text:span text:style-name="T45">product-quality Maya t</text:span><text:span text:style-name="T46">o 3ds format </text:span>t<text:span text:style-name="T56">ranslator</text:span> for <text:span text:style-name="T3">R</text:span><text:span text:style-name="T6">edboard</text:span><text:span text:style-name="T56"> Ltd</text:span>.</text:p>
        </text:list-item>
        <text:list-item>
          <text:p text:style-name="P30">Developed <text:span text:style-name="T56">a </text:span>rigid/<text:span text:style-name="T49">soft</text:span> body dynamic system for <text:span text:style-name="T44">Maya</text:span> based on <text:span text:style-name="T3">Bullet Physics Engine</text:span>.</text:p>
        </text:list-item>
        <text:list-item>
          <text:p text:style-name="P30">Developed a procedural texture <text:span text:style-name="T49">which projects the inner region of a closed NURBS to a texture</text:span>.</text:p>
        </text:list-item>
        <text:list-item>
          <text:p text:style-name="P30">O<text:span text:style-name="T57">ptimized the modules</text:span> in pre-check process, and save<text:span text:style-name="T58">d </text:span>80% time for th<text:span text:style-name="T57">at process</text:span>.</text:p>
        </text:list-item>
        <text:list-item>
          <text:p text:style-name="P30">I<text:span text:style-name="T49">mplemented the core module in the paper: <text:s/></text:span><text:span text:style-name="T50">A System to Reuse Facial Rigs and Animations.</text:span></text:p>
        </text:list-item>
        <text:list-item>
          <text:p text:style-name="P42">Parsed <text:s/>Maya Geometry Cache(*.mc) format and Maya Particle Cache(*.pdc) <text:s/>format.</text:p>
        </text:list-item>
        <text:list-item>
          <text:p text:style-name="P30">Maintained <text:span text:style-name="T3">LiquidMaya</text:span>.</text:p>
        </text:list-item>
        <text:list-item>
          <text:p text:style-name="P30">Designed <text:span text:style-name="T49">and deployed </text:span>the SVN server, <text:span text:style-name="T49">a</text:span>nd developed the backup/restore scripts for the SVN server.</text:p>
        </text:list-item>
      </text:list>
      <text:p text:style-name="P2"/>
      <text:p text:style-name="P2"><text:span text:style-name="T10">Software Engineer</text:span><text:span text:style-name="T1"> </text:span><text:s text:c="17"/>September 2008</text:p>
      <text:p text:style-name="P2">System Department, <text:span text:style-name="T1">Tuya Software Corporation</text:span><text:span text:style-name="T11">, Beijing</text:span><text:span text:style-name="T1"> </text:span></text:p>
      <text:list xml:id="list165215686244540" text:continue-numbering="true" text:style-name="L2">
        <text:list-item>
          <text:p text:style-name="P30">Participated <text:span text:style-name="T70">in </text:span>the development of <text:s/>TUYA World II which is a 3D virtual world <text:span text:style-name="T51">on-line game</text:span>.</text:p>
        </text:list-item>
      </text:list>
      <text:p text:style-name="P2"/>
      <text:p text:style-name="P2"><text:span text:style-name="T10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165214835313158" text:continue-numbering="true" text:style-name="L2">
        <text:list-item>
          <text:p text:style-name="P31"><text:span text:style-name="T52">Participated in the </text:span>test<text:span text:style-name="T71">ing process</text:span>.</text:p>
        </text:list-item>
      </text:list>
      <text:p text:style-name="P2"/>
      <text:p text:style-name="P2"><text:span text:style-name="T10">Software Engineer(intern)</text:span> <text:s text:c="5"/>March 2007</text:p>
      <text:p text:style-name="P2"><text:span text:style-name="T11">R&amp;D center of Notebook Computer, </text:span><text:span text:style-name="T1">Lenovo</text:span>, Beijing </text:p>
      <text:list xml:id="list165214827558495" text:continue-numbering="true" text:style-name="L2">
        <text:list-item>
          <text:p text:style-name="P32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9">RESEARCH</text:p>
      <text:p text:style-name="P2">M<text:span text:style-name="T55">aster's Thesis:</text:span></text:p>
      <text:list xml:id="list4258181339124038700" text:style-name="L3">
        <text:list-item>
          <text:p text:style-name="P37">R<text:span text:style-name="T55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165216377301809" text:continue-list="list165214827558495" text:style-name="L2">
        <text:list-item>
          <text:p text:style-name="P38">A System to Reuse Facial Rigs and Animations</text:p>
        </text:list-item>
      </text:list>
      <text:p text:style-name="P1"/>
      <text:p text:style-name="P1"/>
      <text:p text:style-name="P9"><text:soft-page-break/>OPEN-SOURCE PROJECTS</text:p>
      <text:list xml:id="list165215765059230" text:continue-numbering="true" text:style-name="L2">
        <text:list-item>
          <text:p text:style-name="P46"><text:span text:style-name="T12">MyMagicBox (</text:span><text:a xlink:type="simple" xlink:href="https://github.com/yaoyansi/mymagicbox" office:target-frame-name="_blank" xlink:show="new" text:style-name="Internet_20_link" text:visited-style-name="Visited_20_Internet_20_Link"><text:span text:style-name="T12">https://github.com/yaoyansi/mymagicbox</text:span></text:a><text:span text:style-name="T12">)<text:line-break/></text:span><text:span text:style-name="T36">Role: </text:span><text:span text:style-name="T37">Creator</text:span><text:span text:style-name="T36"><text:line-break/></text:span><text:span text:style-name="T38">M</text:span><text:span text:style-name="T36">iscellaneous projects for exercises.</text:span></text:p>
        </text:list-item>
        <text:list-item>
          <text:p text:style-name="P22"><text:span text:style-name="T12">Maya2renderer(</text:span><text:a xlink:type="simple" xlink:href="https://github.com/maya2renderer/maya2renderer" text:style-name="Internet_20_link" text:visited-style-name="Visited_20_Internet_20_Link"><text:span text:style-name="T12">https://github.com/maya2renderer/maya2renderer</text:span></text:a><text:span text:style-name="T12">)</text:span></text:p>
          <text:p text:style-name="P22"><text:span text:style-name="T12">R</text:span><text:span text:style-name="T15">ole: Creator</text:span></text:p>
          <text:p text:style-name="P33">Based on <text:span text:style-name="T3">LiquidMaya</text:span>, this project aims to provide a framework to translate <text:span text:style-name="T39">Maya</text:span> d<text:span text:style-name="T53">ata</text:span> to <text:span text:style-name="T53">a</text:span> renderer. I<text:span text:style-name="T53">t supports </text:span><text:span text:style-name="T7">3Delight</text:span>, <text:span text:style-name="T3">Elvishray</text:span> and <text:span text:style-name="T3">Appleseed</text:span> <text:span text:style-name="T54">now.</text:span></text:p>
          <text:p text:style-name="P33"/>
        </text:list-item>
        <text:list-item>
          <text:p text:style-name="P33">M<text:span text:style-name="T53">ayaExporter(</text:span><text:a xlink:type="simple" xlink:href="http://code.google.com/p/mayaexporter/" text:style-name="Internet_20_link" text:visited-style-name="Visited_20_Internet_20_Link"><text:span text:style-name="T53">http://code.google.com/p/mayaexporter/</text:span></text:a><text:span text:style-name="T53">)</text:span></text:p>
          <text:p text:style-name="P34">R<text:span text:style-name="T59">ole: Creator</text:span></text:p>
          <text:p text:style-name="P27"><text:span text:style-name="T69">An experimental project which aims to provide a framework to export Maya data to a renderer. This project is refactored from </text:span><text:span text:style-name="T9">ColladaMaya</text:span><text:span text:style-name="T65">.</text:span>.</text:p>
          <text:p text:style-name="P33"/>
        </text:list-item>
        <text:list-item>
          <text:p text:style-name="P22"><text:span text:style-name="T12">GPExport</text:span><text:span text:style-name="T13">er</text:span><text:span text:style-name="T12">(</text:span><text:a xlink:type="simple" xlink:href="http://code.google.com/p/gpexport/" text:style-name="Internet_20_link" text:visited-style-name="Visited_20_Internet_20_Link"><text:span text:style-name="T12">http://code.google.com/p/gpexport/</text:span></text:a><text:span text:style-name="T12">)</text:span></text:p>
          <text:p text:style-name="P34">R<text:span text:style-name="T59">ole: </text:span><text:span text:style-name="T40">Developer</text:span></text:p>
          <text:p text:style-name="P35"><text:span text:style-name="T43">A</text:span><text:span text:style-name="T42"> light-weight exporter for Maya, and </text:span><text:span text:style-name="T66">I fixed some bugs and did some optimization.</text:span></text:p>
          <text:p text:style-name="P33"/>
        </text:list-item>
        <text:list-item>
          <text:p text:style-name="P33">S<text:span text:style-name="T53">imple </text:span>Cloth Simulation (<text:a xlink:type="simple" xlink:href="http://blog.csdn.net/yaoyansi/archive/2007/09/05/1774002.aspx" text:style-name="Internet_20_link" text:visited-style-name="Visited_20_Internet_20_Link">http://blog.csdn.net/yaoyansi/archive/2007/09/05/1774002.aspx</text:a>)</text:p>
          <text:p text:style-name="P34">R<text:span text:style-name="T59">ole: Creator</text:span></text:p>
          <text:p text:style-name="P33">I<text:span text:style-name="T53">mplemented the Mass-Spring module for cloth simulation. D</text:span>eveloped an algorithm fo<text:span text:style-name="T57">r computing</text:span> a <text:span text:style-name="T53">general </text:span>polyhedron'<text:span text:style-name="T57">s </text:span>volume. T<text:span text:style-name="T55">his algorithm i</text:span>s mentioned in <text:span text:style-name="T3">Game Development Gems 6.</text:span></text:p>
          <text:p text:style-name="P39"/>
        </text:list-item>
        <text:list-item>
          <text:p text:style-name="P36"><text:span text:style-name="T39">OpenCollada(</text:span><text:a xlink:type="simple" xlink:href="http://code.google.com/p/opencollada/" text:style-name="Internet_20_link" text:visited-style-name="Visited_20_Internet_20_Link"><text:span text:style-name="T39">http://code.google.com/p/opencollada/</text:span></text:a><text:span text:style-name="T39">)</text:span></text:p>
          <text:p text:style-name="P34"><text:span text:style-name="T39">R</text:span><text:span text:style-name="T40">ole: Developer</text:span></text:p>
          <text:p text:style-name="P28"><text:span text:style-name="T68">Simplified</text:span> the <text:span text:style-name="T54">3ds export process with </text:span><text:span text:style-name="T8">lib3ds </text:span><text:span text:style-name="T67">library and fixed some bugs.</text:span></text:p>
        </text:list-item>
      </text:list>
      <text:p text:style-name="P8"/>
      <text:list xml:id="list165216385771172" text:continue-numbering="true" text:style-name="L2">
        <text:list-item>
          <text:p text:style-name="P23"><text:span text:style-name="T34">GPUS</text:span><text:span text:style-name="T35">PH</text:span><text:span text:style-name="T34">sim (</text:span><text:a xlink:type="simple" xlink:href="http://code.google.com/p/gpusphsim/" text:style-name="Internet_20_link" text:visited-style-name="Visited_20_Internet_20_Link"><text:span text:style-name="T34">http://code.google.com/p/gpusphsim/</text:span></text:a><text:span text:style-name="T34">)</text:span></text:p>
          <text:p text:style-name="P34"><text:span text:style-name="T39">R</text:span><text:span text:style-name="T40">ole: Developer</text:span></text:p>
          <text:p text:style-name="P43"><text:span text:style-name="T12">Implement</text:span><text:span text:style-name="T14">ed</text:span><text:span text:style-name="T12"> the fluid surface construction </text:span><text:span text:style-name="T14">using Meta-ball algorithm.</text:span></text:p>
          <text:p text:style-name="P4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6T16:52:14.241881827</dc:date>
    <meta:editing-duration>PT11H19M31S</meta:editing-duration>
    <meta:editing-cycles>174</meta:editing-cycles>
    <meta:document-statistic meta:table-count="0" meta:image-count="0" meta:object-count="0" meta:page-count="3" meta:paragraph-count="91" meta:word-count="784" meta:character-count="5781" meta:non-whitespace-character-count="5013"/>
  </office:meta>
</office:document-meta>
</file>